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ystem" style:font-pitch="variable"/>
    <style:font-face style:name="Awami Nastaliq" svg:font-family="'Awami Nastaliq'" style:font-pitch="variable"/>
    <style:font-face style:name="Awami Nastaliq1" svg:font-family="'Awami Nastaliq'" style:font-family-generic="roman" style:font-pitch="variable"/>
    <style:font-face style:name="Awami Nastaliq2" svg:font-family="'Awami Nastaliq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Nastaliq Urdu" svg:font-family="'Noto Nastaliq Urdu'" style:font-family-generic="roman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1" fo:font-size="10pt" officeooo:rsid="001f63a9" officeooo:paragraph-rsid="001f63a9" style:font-size-asian="10pt" style:font-name-complex="Awami Nastaliq2" style:font-size-complex="10pt"/>
    </style:style>
    <style:style style:name="P2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1" fo:font-size="36pt" officeooo:rsid="003712b9" officeooo:paragraph-rsid="003712b9" style:font-size-asian="36pt" style:font-name-complex="Awami Nastaliq" style:font-size-complex="36pt"/>
    </style:style>
    <style:style style:name="P3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1" fo:font-size="36pt" officeooo:rsid="003712b9" officeooo:paragraph-rsid="0039528a" style:font-size-asian="36pt" style:font-name-complex="Awami Nastaliq" style:font-size-complex="36pt"/>
    </style:style>
    <style:style style:name="P4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1" fo:font-size="36pt" officeooo:rsid="003e6721" officeooo:paragraph-rsid="00411b3b" style:font-size-asian="36pt" style:font-name-complex="Awami Nastaliq" style:font-size-complex="36pt"/>
    </style:style>
    <style:style style:name="P5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1" fo:font-size="36pt" officeooo:rsid="003e6721" officeooo:paragraph-rsid="0045a472" style:font-size-asian="36pt" style:font-name-complex="Awami Nastaliq" style:font-size-complex="36pt"/>
    </style:style>
    <style:style style:name="P6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Noto Nastaliq Urdu" fo:font-size="32pt" officeooo:rsid="003c2c2e" officeooo:paragraph-rsid="003c2c2e" style:font-size-asian="32pt" style:font-name-complex="Awami Nastaliq" style:font-size-complex="32pt"/>
    </style:style>
    <style:style style:name="P7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Noto Nastaliq Urdu" fo:font-size="32pt" officeooo:rsid="003c2c2e" officeooo:paragraph-rsid="003c2c2e" style:font-size-asian="32pt" style:font-name-complex="Awami Nastaliq" style:font-size-complex="32pt"/>
    </style:style>
    <style:style style:name="T1" style:family="text">
      <style:text-properties officeooo:rsid="00388c0e"/>
    </style:style>
    <style:style style:name="T2" style:family="text">
      <style:text-properties officeooo:rsid="0039528a"/>
    </style:style>
    <style:style style:name="T3" style:family="text">
      <style:text-properties officeooo:rsid="003d1c82"/>
    </style:style>
    <style:style style:name="T4" style:family="text">
      <style:text-properties officeooo:rsid="003ea8ec"/>
    </style:style>
    <style:style style:name="T5" style:family="text">
      <style:text-properties officeooo:rsid="00411b3b"/>
    </style:style>
    <style:style style:name="T6" style:family="text">
      <style:text-properties officeooo:rsid="004427e4"/>
    </style:style>
    <style:style style:name="T7" style:family="text">
      <style:text-properties officeooo:rsid="0044d4a5"/>
    </style:style>
    <style:style style:name="T8" style:family="text">
      <style:text-properties officeooo:rsid="00457ffc"/>
    </style:style>
    <style:style style:name="T9" style:family="text">
      <style:text-properties officeooo:rsid="0048a8d5"/>
    </style:style>
    <style:style style:name="T10" style:family="text">
      <style:text-properties officeooo:rsid="004ab0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nderingUnknown </text:p>
      <text:p text:style-name="P2">ابے اجے اسے <text:span text:style-name="T1">امے اہے</text:span></text:p>
      <text:p text:style-name="P3">ا<text:span text:style-name="T2">ب</text:span>بے ا<text:span text:style-name="T2">ب</text:span>جے ا<text:span text:style-name="T2">ب</text:span>سے <text:span text:style-name="T1">ا</text:span><text:span text:style-name="T2">ب</text:span><text:span text:style-name="T1">مے ا</text:span><text:span text:style-name="T2">ب</text:span><text:span text:style-name="T1">ہے</text:span></text:p>
      <text:p text:style-name="P4">اجبجے المنے <text:s text:c="3"/>ا<text:span text:style-name="T4">بن</text:span><text:span text:style-name="T10">َ</text:span><text:span text:style-name="T4">تے <text:s/></text:span>ا<text:span text:style-name="T4">بن</text:span><text:span text:style-name="T5">م</text:span><text:span text:style-name="T4">ے </text:span>ا<text:span text:style-name="T4">بن</text:span><text:span text:style-name="T5">سے</text:span></text:p>
      <text:p text:style-name="P5"><text:s/>اجسمے <text:span text:style-name="T7">اشملبے </text:span><text:span text:style-name="T8">امل</text:span><text:span text:style-name="T10">ِ</text:span><text:span text:style-name="T8">ے <text:s/></text:span></text:p>
      <text:p text:style-name="P6"><text:span text:style-name="T3">ا</text:span>بجججے <text:span text:style-name="T6">ابنتثے</text:span>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tos" svg:font-family="Aptos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ystem" style:font-pitch="variable"/>
    <style:font-face style:name="Awami Nastaliq" svg:font-family="'Awami Nastaliq'" style:font-pitch="variable"/>
    <style:font-face style:name="Awami Nastaliq1" svg:font-family="'Awami Nastaliq'" style:font-family-generic="roman" style:font-pitch="variable"/>
    <style:font-face style:name="Awami Nastaliq2" svg:font-family="'Awami Nastaliq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Nastaliq Urdu" svg:font-family="'Noto Nastaliq Urdu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ormal_20_Table" style:display-name="Normal Table" style:family="paragraph">
      <style:paragraph-properties fo:margin-top="0in" fo:margin-bottom="0.111in" style:contextual-spacing="false" fo:line-height="115%" fo:text-align="start" style:justify-single-word="false" fo:orphans="2" fo:widows="2" style:vertical-align="auto"/>
      <style:text-properties style:font-name="Aptos" fo:font-family="Aptos" style:font-family-generic="roman" style:font-pitch="variable" fo:font-size="12pt" fo:language="en" fo:country="US" style:letter-kerning="true" style:font-name-asian="Aptos1" style:font-family-asian="Aptos" style:font-family-generic-asian="system" style:font-pitch-asian="variable" style:font-size-asian="12pt" style:language-asian="en" style:country-asian="US" style:font-name-complex="Arial" style:font-family-complex="Arial" style:font-family-generic-complex="system" style:font-pitch-complex="variable" style:font-size-complex="12pt" style:language-complex="ar" style:country-complex="SA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2-18T12:59:55.143000000</meta:creation-date>
    <dc:date>2025-02-12T12:24:26.570000000</dc:date>
    <meta:editing-duration>PT6H34M16S</meta:editing-duration>
    <meta:editing-cycles>29</meta:editing-cycles>
    <meta:generator>LibreOffice/7.3.4.2$Windows_X86_64 LibreOffice_project/728fec16bd5f605073805c3c9e7c4212a0120dc5</meta:generator>
    <meta:document-statistic meta:table-count="0" meta:image-count="0" meta:object-count="0" meta:page-count="1" meta:paragraph-count="6" meta:word-count="21" meta:character-count="126" meta:non-whitespace-character-count="103"/>
  </office:meta>
</office:document-meta>
</file>